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co16" style:family="table-column">
      <style:table-column-properties fo:break-before="auto" style:column-width="9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d7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</style:style>
    <style:style style:name="ce42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3e681b"/>
    </style:style>
    <style:style style:name="T14" style:family="text">
      <style:text-properties fo:color="#b85c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1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0" style:family="text">
      <style:text-properties fo:color="#127622"/>
    </style:style>
    <style:style style:name="T21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2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6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8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2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3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2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6" style:family="text">
      <style:text-properties fo:color="#b85c00" fo:font-weight="bold" style:font-weight-asian="bold" style:font-weight-complex="bold"/>
    </style:style>
    <style:style style:name="T37" style:family="text">
      <style:text-properties fo:color="#b47804"/>
    </style:style>
    <style:style style:name="T3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4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1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43" style:family="text">
      <style:text-properties fo:color="#808080"/>
    </style:style>
    <style:style style:name="T44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4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ff3838"/>
    </style:style>
    <style:style style:name="T4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51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5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54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56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5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58" style:family="text">
      <style:text-properties style:font-weight-complex="bold" style:font-weight-asian="bold" fo:font-weight="bold"/>
    </style:style>
    <style:style style:name="T59" style:family="text">
      <style:text-properties style:font-weight-complex="bold" style:font-weight-asian="bold" fo:font-weight="bold" fo:color="#55308d"/>
    </style:style>
    <style:style style:name="T6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85c00"/>
    </style:style>
    <style:style style:name="T6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2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64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color="#a1467e"/>
    </style:style>
    <style:style style:name="T6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67" style:family="text">
      <style:text-properties fo:color="#1e6a39"/>
    </style:style>
    <style:style style:name="T68" style:family="text">
      <style:text-properties fo:color="#b2b2b2"/>
    </style:style>
    <style:style style:name="T6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7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7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7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7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76" style:family="text">
      <style:text-properties fo:color="#999999" fo:font-weight="normal" style:font-weight-asian="normal" style:font-weight-complex="normal"/>
    </style:style>
    <style:style style:name="T7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15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исвоение, типы</text:p>
          </table:table-cell>
          <table:table-cell table:style-name="ce46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5">ВАЖНО! </text:span> Это не ссылка на объект, на который могут быть другие ссылки, как в Питоне. </text:p>
            <text:p><text:span text:style-name="T15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16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3">"initial:"</text:span>, i)</text:p>
            <text:p>    zeroval(i)</text:p>
            <text:p>    fmt.<text:span text:style-name="T3">Println</text:span>(<text:span text:style-name="T13">"zeroval:"</text:span>, i)</text:p>
            <text:p/>
            <text:p>    zeroptr(&amp;i)</text:p>
            <text:p>    fmt.<text:span text:style-name="T3">Println</text:span>(<text:span text:style-name="T13">"zeroptr:"</text:span>, i)</text:p>
            <text:p>    fmt.<text:span text:style-name="T3">Println</text:span>(<text:span text:style-name="T13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&amp;i</text:p>
          </table:table-cell>
          <table:table-cell table:style-name="ce52" office:value-type="string" calcext:value-type="string"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используется в 2 случаях:</text:p>
            <text:p>1) объявляем переменную-указатель</text:p>
            <text:p>2) изменить ссылку переменной на другую (переопределить указатель)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4">if </text:span>7%2 == 0 {</text:p>
            <text:p>        fmt.<text:span text:style-name="T3">Println</text:span>(<text:span text:style-name="T2">"7 is even"</text:span>)</text:p>
            <text:p>    } <text:span text:style-name="T14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4">if </text:span>num := 9; num &lt; 0 {</text:p>
            <text:p>        fmt.<text:span text:style-name="T3">Println</text:span>(num, <text:span text:style-name="T2">"is negative"</text:span>)</text:p>
            <text:p>    } <text:span text:style-name="T14">else</text:span> if num &lt; 10 {</text:p>
            <text:p>        fmt.<text:span text:style-name="T3">Println</text:span>(num,<text:span text:style-name="T2"> "has 1 digit"</text:span>)</text:p>
            <text:p>    } <text:span text:style-name="T14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4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switch</text:p>
          </table:table-cell>
          <table:table-cell table:style-name="ce56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14">switch</text:span> i {</text:p>
            <text:p>    <text:span text:style-name="T14">case </text:span>1:</text:p>
            <text:p>        fmt.<text:span text:style-name="T3">Println</text:span>(<text:span text:style-name="T2">"one"</text:span>)</text:p>
            <text:p>   <text:span text:style-name="T14"> case</text:span> 2:</text:p>
            <text:p>        fmt.<text:span text:style-name="T3">Println</text:span>(<text:span text:style-name="T2">"two"</text:span>)</text:p>
            <text:p>    <text:span text:style-name="T14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switch</text:span> time.Now().Weekday() {</text:p>
            <text:p>    <text:span text:style-name="T14">case</text:span> time.Saturday, time.Sunday:</text:p>
            <text:p>        fmt.<text:span text:style-name="T3">Println</text:span>("It's the weekend")</text:p>
            <text:p>    <text:span text:style-name="T14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4">func</text:span>(i <text:span text:style-name="T14">interface</text:span>{}) {</text:p>
            <text:p>        <text:span text:style-name="T14">switch</text:span> t := i.(<text:span text:style-name="T14">type</text:span>) {</text:p>
            <text:p>        <text:span text:style-name="T14">case</text:span> bool:</text:p>
            <text:p>            fmt.Println("I'm a bool")</text:p>
            <text:p>        <text:span text:style-name="T14">case</text:span> int:</text:p>
            <text:p>            fmt.Println("I'm an int")</text:p>
            <text:p>        <text:span text:style-name="T14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fmt.prin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15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7">var</text:span><text:span text:style-name="T18"> s </text:span><text:span text:style-name="T19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15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овер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46" office:value-type="string" calcext:value-type="string">
            <text:p>Разные действия со строками</text:p>
          </table:table-cell>
          <table:table-cell table:style-name="ce46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3">"go"</text:span> + <text:span text:style-name="T13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20">"Hello, 世界"</text:span></text:p>
            <text:p>a := []<text:span text:style-name="T14">rune</text:span>(s)</text:p>
            <text:p>        <text:span text:style-name="T14">for</text:span> i, r := <text:span text:style-name="T14">range</text:span> a {</text:p>
            <text:p>                fmt.Printf("%d r %c\n", i, r)</text:p>
            <text:p><text:span text:style-name="T21">        }</text:span></text:p>
            <text:p/>
            <text:p/>
          </table:table-cell>
          <table:table-cell table:style-name="ce52" office:value-type="string" calcext:value-type="string">
            <text:p><text:span text:style-name="T15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2">word:=</text:span><text:span text:style-name="T23"> "hello"</text:span></text:p>
            <text:p><text:span text:style-name="T24">letters := []</text:span><text:span text:style-name="T25">rune</text:span><text:span text:style-name="T24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6">letterH := letters</text:span>[0]</text:p>
          </table:table-cell>
          <table:table-cell table:style-name="ce48" office:value-type="string" calcext:value-type="string">
            <text:p>Получить букв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14">string</text:span>(letterH))</text:p>
          </table:table-cell>
          <table:table-cell table:style-name="ce16" office:value-type="string" calcext:value-type="string">
            <text:p>чтобы вывести её на экран — применяем string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27">fmt.</text:span><text:span text:style-name="T28">Println</text:span><text:span text:style-name="T27">(strings.ToUpper(</text:span><text:span text:style-name="T29">string</text:span><text:span text:style-name="T27">(letterH)))</text:span></text:p>
          </table:table-cell>
          <table:table-cell table:style-name="ce48" office:value-type="string" calcext:value-type="string">
            <text:p>Делаем букву заглавной <text:span text:style-name="T33">и выводим на экран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24">fmt.</text:span><text:span text:style-name="T30">Println</text:span><text:span text:style-name="T24">(</text:span><text:span text:style-name="T25">string</text:span><text:span text:style-name="T24">(unicode.ToUpper(letterH)))</text:span></text:p>
          </table:table-cell>
          <table:table-cell table:style-name="ce16" office:value-type="string" calcext:value-type="string">
            <text:p><text:span text:style-name="T15">НО МЕТОДЫ unicode применяются непосредственно к руне</text:span>.</text:p>
            <text:p>Сначала их применяем, а потом уже — <text:span text:style-name="T14">string</text:span></text:p>
            <text:p><text:span text:style-name="T34">Делаем букву заглавной </text:span><text:span text:style-name="T35">и выводим на экран, как и в прошлом примере.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1">fmt.Printf(</text:span><text:span text:style-name="T32">"width5: |%-6s|%-6s|\n"</text:span><text:span text:style-name="T31">,</text:span><text:span text:style-name="T32"> "foo", "b"</text:span><text:span text:style-name="T31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15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RegExp</text:p>
          </table:table-cell>
          <table:table-cell table:style-name="ce47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"p([a-z]+)ch", "peach")</text:p>
            <text:p>fmt.Println(match)</text:p>
            <text:p>r, _ := regexp.Compile("p([a-z]+)ch"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"p([a-z]+)ch")</text:p>
            <text:p>fmt.Println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("peach"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"peach punch"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"peach punch"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"peach punch pinch"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"peach punch pinch"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"peach"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"a peach", "&lt;fruit&gt;"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"a peach"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6" office:value-type="string" calcext:value-type="string">
            <text:p>Массивы с ФИКСИРОВАННОЙ ДЛИНОЙ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Slices</text:p>
          </table:table-cell>
          <table:table-cell table:style-name="ce46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36">append</text:span>(scores, 1.1)</text:p>
          </table:table-cell>
          <table:table-cell table:style-name="ce52" office:value-type="string" calcext:value-type="string">
            <text:p><text:span text:style-name="T36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37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4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38">finish := </text:span><text:span text:style-name="T39">make</text:span><text:span text:style-name="T38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37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37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Maps</text:p>
          </table:table-cell>
          <table:table-cell table:style-name="ce46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37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4">n := map[</text:span><text:span text:style-name="T30">string</text:span><text:span text:style-name="T24">]</text:span><text:span text:style-name="T30">int</text:span><text:span text:style-name="T24">{</text:span><text:span text:style-name="T40">"foo"</text:span><text:span text:style-name="T24">: 1,</text:span><text:span text:style-name="T40"> "bar"</text:span><text:span text:style-name="T24">: 2}</text:span></text:p>
            <text:p/>
            <text:p><text:span text:style-name="T41">for</text:span><text:span text:style-name="T24"> key, value := </text:span><text:span text:style-name="T42">range</text:span><text:span text:style-name="T24"> n {</text:span></text:p>
            <text:p><text:span text:style-name="T24">    fmt.</text:span><text:span text:style-name="T30">Println</text:span><text:span text:style-name="T24">(</text:span><text:span text:style-name="T40">"key: "</text:span><text:span text:style-name="T24">, key, </text:span><text:span text:style-name="T40">", value: "</text:span><text:span text:style-name="T24">, value)</text:span></text:p>
          </table:table-cell>
          <table:table-cell table:style-name="ce13" office:value-type="string" calcext:value-type="string">
            <text:p><text:span text:style-name="T27">key, value := </text:span><text:span text:style-name="T44">range</text:span></text:p>
            <text:p><text:span text:style-name="T45">Выдает пары индекс-значение или ключ-значение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for</text:span> key := range m {</text:p>
            <text:p>    fmt.<text:span text:style-name="T3">Println</text:span>(<text:span text:style-name="T20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for</text:span> idx, char := <text:span text:style-name="T14">range</text:span> <text:span text:style-name="T20">"ого" </text:span>{</text:p>
            <text:p>    fmt.<text:span text:style-name="T3">Println</text:span>(idx, char, <text:span text:style-name="T14">string</text:span>(char))</text:p>
            <text:p>}</text:p>
            <text:p><text:span text:style-name="T43">// 0 1086 о</text:span></text:p>
            <text:p><text:span text:style-name="T43">// 2 1075 г</text:span></text:p>
            <text:p><text:span text:style-name="T43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15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Index(vs []string, t string) int {</text:p>
            <text:p>    <text:span text:style-name="T14">for</text:span> i, v := range vs {</text:p>
            <text:p>        <text:span text:style-name="T14">if</text:span> v == t {</text:p>
            <text:p>            <text:span text:style-name="T14">return</text:span> i</text:p>
            <text:p>        }</text:p>
            <text:p>    }</text:p>
            <text:p>    <text:span text:style-name="T14">return</text:span> -1</text:p>
            <text:p>}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func</text:span> Include(vs []string, t string) bool {</text:p>
            <text:p>    <text:span text:style-name="T14">return</text:span> Index(vs, t) &gt;= 0</text:p>
            <text:p>}</text:p>
          </table:table-cell>
          <table:table-cell table:style-name="ce52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Any(vs []string, f func(string) bool) bool {</text:p>
            <text:p>    <text:span text:style-name="T14">for</text:span> _, v := range vs {</text:p>
            <text:p>        <text:span text:style-name="T14">if</text:span> f(v) {</text:p>
            <text:p>            <text:span text:style-name="T14">return true</text:span></text:p>
            <text:p>        }</text:p>
            <text:p>    }</text:p>
            <text:p>    <text:span text:style-name="T14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All(vs []string, f func(string) bool) bool {</text:p>
            <text:p>    <text:span text:style-name="T14">for</text:span> _, v := range vs {</text:p>
            <text:p>        <text:span text:style-name="T14">if </text:span>!f(v) {</text:p>
            <text:p>           <text:span text:style-name="T14"> return false</text:span></text:p>
            <text:p>        }</text:p>
            <text:p>    }</text:p>
            <text:p><text:span text:style-name="T14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4">func</text:span> Filter(vs []string, f func(string) bool) []string {</text:p>
            <text:p>    vsf := make([]string, 0)</text:p>
            <text:p>    <text:span text:style-name="T14">for</text:span> _, v := range vs {</text:p>
            <text:p>       <text:span text:style-name="T14"> if</text:span> f(v) {</text:p>
            <text:p>            vsf = append(vsf, v)</text:p>
            <text:p>        }</text:p>
            <text:p>    }</text:p>
            <text:p>    <text:span text:style-name="T14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4">func</text:span> Map(vs []string, f func(string) string) []string {</text:p>
            <text:p>    vsm := make([]string, len(vs))</text:p>
            <text:p>    <text:span text:style-name="T14">for</text:span> i, v := range vs {</text:p>
            <text:p>        vsm[i] = f(v)</text:p>
            <text:p>    }</text:p>
            <text:p>    <text:span text:style-name="T14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const</text:span> s <text:span text:style-name="T46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47">var</text:span><text:span text:style-name="T48"> a </text:span><text:span text:style-name="T49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50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1">var </text:span><text:span text:style-name="T52">a = </text:span><text:span text:style-name="T53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54">func</text:span><text:span text:style-name="T55"> (c circleStruct) nameOfFunc(argument </text:span><text:span text:style-name="T56">int</text:span><text:span text:style-name="T55">) (</text:span><text:span text:style-name="T56">float64, error)</text:span><text:span text:style-name="T55"> {</text:span></text:p>
            <text:p><text:span text:style-name="T38">    </text:span><text:span text:style-name="T57">return</text:span><text:span text:style-name="T38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62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<text:span text:style-name="T15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33">nums</text:span><text:span text:style-name="T58"> ...</text:span><text:span text:style-name="T59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<text:span text:style-name="T15">Троеточие.  (как *args в питоне или ...args в js)</text:span></text:p>
            <text:p>Функция, <text:span text:style-name="T15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3">"going"</text:span>)</text:p>
          </table:table-cell>
          <table:table-cell table:style-name="ce52" office:value-type="string" calcext:value-type="string">
            <text:p><text:span text:style-name="T15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7">closest := sort.Search(</text:span><text:span text:style-name="T60">len</text:span><text:span text:style-name="T7">(array), </text:span><text:span text:style-name="T60">func</text:span><text:span text:style-name="T7">(i int) </text:span><text:span text:style-name="T60">bool</text:span><text:span text:style-name="T7"> { </text:span><text:span text:style-name="T60">return</text:span><text:span text:style-name="T7"> array</text:span>[i] &gt;= x })</text:p>
            <text:p><text:span text:style-name="T9">fmt.</text:span><text:span text:style-name="T61">Println</text:span><text:span text:style-name="T9">(array</text:span>[closest], <text:span text:style-name="T20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9">// ближайший сверху к `x` элемент среза `a`</text:span></text:p>
            <text:p><text:span text:style-name="T9">// 64 is the closest to 53</text:span>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0">
          <table:table-cell office:value-type="string" calcext:value-type="string">
            <text:p><text:span text:style-name="T1">type</text:span> person <text:span text:style-name="T1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половина обычного класса,</text:p>
            <text:p>содержащая только <text:span text:style-name="T15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person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Можно вернуть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63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12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5">Методы</text:span> структур — стоят вне структур!</text:p>
            <text:p/>
            <text:p><text:span text:style-name="T15">Ссылка</text:span> на структуру — в скобках перед именем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64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14">for</text:span> i &lt;= 3 {</text:p>
            <text:p>    fmt.<text:span text:style-name="T65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4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14">for</text:span> j := 7; j &lt;= 9; j++ {</text:p>
            <text:p>        fmt.<text:span text:style-name="T65">Println</text:span>(j)</text:p>
            <text:p>    }</text:p>
          </table:table-cell>
          <table:table-cell office:value-type="string" calcext:value-type="string">
            <text:p>Классический <text:span text:style-name="T14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14">for</text:span> {</text:p>
            <text:p>    fmt.<text:span text:style-name="T65">Println</text:span>(<text:span text:style-name="T2">"loop"</text:span>)</text:p>
            <text:p>    <text:span text:style-name="T14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4">while True</text:span> в питоне.</text:p>
            <text:p>Оканчивается только через <text:span text:style-name="T14">break</text:span></text:p>
          </table:table-cell>
        </table:table-row>
        <table:table-row table:style-name="ro6">
          <table:table-cell office:value-type="string" calcext:value-type="string">
            <text:p><text:span text:style-name="T14">for</text:span> n := 0; n &lt;= 5; n++ {</text:p>
            <text:p>        if n%2 == 0 {</text:p>
            <text:p>            <text:span text:style-name="T14">continue</text:span></text:p>
            <text:p>        }</text:p>
            <text:p>        fmt.<text:span text:style-name="T65">Println</text:span>(n)</text:p>
            <text:p>    }</text:p>
            <text:p>}</text:p>
          </table:table-cell>
          <table:table-cell office:value-type="string" calcext:value-type="string">
            <text:p>Пример <text:span text:style-name="T14">continue</text:span></text:p>
          </table:table-cell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14">func</text:span> f(from <text:span text:style-name="T3">string</text:span>) {    </text:p>
            <text:p>    <text:span text:style-name="T14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4">func</text:span> main() {</text:p>
            <text:p>     f(<text:span text:style-name="T2">"direct"</text:span>)    </text:p>
            <text:p>     <text:span text:style-name="T14">go</text:span> f(<text:span text:style-name="T2">"goroutine"</text:span>)</text:p>
            <text:p>     time.Sleep(time.Second*2)    </text:p>
            <text:p>     <text:span text:style-name="T14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5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5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3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15">ОТПРАВКА В КАНАЛ, который не читают</text:span> и <text:span text:style-name="T15">БЕЗ буферизации</text:span></text:p>
            <text:p><text:span text:style-name="T15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14">make</text:span>(<text:span text:style-name="T14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5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14">package</text:span> main</text:p>
            <text:p/>
            <text:p><text:span text:style-name="T14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14">func</text:span> worker(done <text:span text:style-name="T14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14">func</text:span> main() {</text:p>
            <text:p>    done := <text:span text:style-name="T14">make</text:span>(<text:span text:style-name="T14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64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5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14">func</text:span> ping(pings <text:span text:style-name="T14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14">func</text:span> pong(pings &lt;-<text:span text:style-name="T14">chan</text:span> <text:span text:style-name="T3">string</text:span>, pongs <text:span text:style-name="T14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5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38">    </text:span><text:span text:style-name="T57">for</text:span><text:span text:style-name="T38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38">    </text:span><text:span text:style-name="T57">close</text:span><text:span text:style-name="T38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15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43">// timeout 1</text:span></text:p>
            <text:p><text:span text:style-name="T43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5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38">    </text:span><text:span text:style-name="T57">case</text:span><text:span text:style-name="T38"> msg := &lt;-messages:</text:span></text:p>
            <text:p><text:span text:style-name="T38">        fmt.Println(</text:span><text:span text:style-name="T66">"received message"</text:span><text:span text:style-name="T38">, msg)</text:span></text:p>
            <text:p><text:span text:style-name="T38">    </text:span><text:span text:style-name="T57">case</text:span><text:span text:style-name="T38"> sig := &lt;-signals:</text:span></text:p>
            <text:p><text:span text:style-name="T38">        fmt.Println(</text:span><text:span text:style-name="T66">"received signal"</text:span><text:span text:style-name="T38">, sig)</text:span></text:p>
            <text:p><text:span text:style-name="T38">    </text:span><text:span text:style-name="T57">default</text:span><text:span text:style-name="T38">:</text:span></text:p>
            <text:p><text:span text:style-name="T38">        fmt.Println(</text:span><text:span text:style-name="T66">"no activity"</text:span><text:span text:style-name="T38">)</text:span></text:p>
            <text:p><text:span text:style-name="T9">    }</text:span></text:p>
          </table:table-cell>
          <table:table-cell office:value-type="string" calcext:value-type="string">
            <text:p><text:span text:style-name="T15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15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14">import</text:span> <text:span text:style-name="T67">"fmt"</text:span></text:p>
            <text:p><text:span text:style-name="T14">import</text:span> <text:span text:style-name="T67">"sync"</text:span></text:p>
            <text:p/>
            <text:p><text:span text:style-name="T14">var</text:span> wg sync.WaitGroup <text:span text:style-name="T68">// 1</text:span></text:p>
            <text:p/>
            <text:p><text:span text:style-name="T14">func</text:span> routine() {</text:p>
            <text:p>    <text:span text:style-name="T3">defer</text:span> wg.Done() <text:span text:style-name="T68">// 3</text:span></text:p>
            <text:p>    fmt.<text:span text:style-name="T3">Println</text:span>(<text:span text:style-name="T67">"routine finished"</text:span>)</text:p>
            <text:p>}</text:p>
            <text:p/>
            <text:p><text:span text:style-name="T14">func</text:span> main() {</text:p>
            <text:p>    wg.Add(1) <text:span text:style-name="T68">// 2</text:span></text:p>
            <text:p>    go routine() <text:span text:style-name="T68">// *</text:span></text:p>
            <text:p>    wg.Wait() <text:span text:style-name="T68">// 4</text:span></text:p>
            <text:p>    fmt.Println(<text:span text:style-name="T67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76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38">    </text:span><text:span text:style-name="T57">go func</text:span><text:span text:style-name="T38">() {</text:span></text:p>
            <text:p><text:span text:style-name="T9">        &lt;-timer2.C</text:span></text:p>
            <text:p><text:span text:style-name="T69">        fmt.</text:span><text:span text:style-name="T70">Println</text:span><text:span text:style-name="T69">(</text:span><text:span text:style-name="T71">"Timer 2 fired"</text:span><text:span text:style-name="T69">)</text:span></text:p>
            <text:p><text:span text:style-name="T9">    }()</text:span></text:p>
            <text:p><text:span text:style-name="T9">    stop2 := timer2.Stop()</text:span></text:p>
            <text:p><text:span text:style-name="T38">    </text:span><text:span text:style-name="T57">if</text:span><text:span text:style-name="T38"> stop2 {</text:span></text:p>
            <text:p><text:span text:style-name="T69">        fmt.</text:span><text:span text:style-name="T70">Println</text:span><text:span text:style-name="T69">(</text:span><text:span text:style-name="T71">"Timer 2 stopped"</text:span><text:span text:style-name="T69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5">остановить таймер</text:span></text:p>
            <text:p/>
            <text:p><text:span text:style-name="T64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72">true</text:span></text:p>
            <text:p><text:span text:style-name="T69">    fmt.</text:span><text:span text:style-name="T70">Println</text:span><text:span text:style-name="T69">(</text:span><text:span text:style-name="T71">"Ticker stopped"</text:span><text:span text:style-name="T69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69">    burstyLimiter := </text:span><text:span text:style-name="T73">make</text:span><text:span text:style-name="T69">(</text:span><text:span text:style-name="T73">chan</text:span><text:span text:style-name="T69"> time.Time, 3)</text:span></text:p>
            <text:p><text:span text:style-name="T38">    </text:span><text:span text:style-name="T57">for</text:span><text:span text:style-name="T38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38">    </text:span><text:span text:style-name="T57">go func</text:span><text:span text:style-name="T38">() {</text:span></text:p>
            <text:p><text:span text:style-name="T38">        </text:span><text:span text:style-name="T57">for</text:span><text:span text:style-name="T38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74">make</text:span><text:span text:style-name="T9">(</text:span><text:span text:style-name="T74">chan</text:span><text:span text:style-name="T9"> </text:span><text:span text:style-name="T61">int</text:span><text:span text:style-name="T9">, 5)</text:span></text:p>
            <text:p><text:span text:style-name="T38">    </text:span><text:span text:style-name="T57">for</text:span><text:span text:style-name="T38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38">    </text:span><text:span text:style-name="T57">close</text:span><text:span text:style-name="T38">(burstyRequests)</text:span></text:p>
            <text:p><text:span text:style-name="T69">    </text:span><text:span text:style-name="T73">for</text:span><text:span text:style-name="T69"> req := </text:span><text:span text:style-name="T73">range</text:span><text:span text:style-name="T69"> burstyRequests {</text:span></text:p>
            <text:p><text:span text:style-name="T9">        &lt;-burstyLimiter</text:span></text:p>
            <text:p><text:span text:style-name="T38">        fmt.</text:span><text:span text:style-name="T75">Println</text:span><text:span text:style-name="T38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46" office:value-type="string" calcext:value-type="string">
            <text:p>Errors</text:p>
          </table:table-cell>
          <table:table-cell table:style-name="ce46"/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1">package</text:span> <text:span text:style-name="T3">main</text:span></text:p>
            <text:p/>
            <text:p><text:span text:style-name="T1">import</text:span> (</text:p>
            <text:p>  <text:span text:style-name="T13">  "errors"</text:span></text:p>
            <text:p><text:span text:style-name="T13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3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63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argError struct { <text:s text:c="3"/>arg <text:s/>int <text:s text:c="3"/>prob string}func (e *argError) Error() string { <text:s text:c="3"/>return fmt.Sprintf("%d - %s", e.arg, e.prob)}func f2(arg int) (int, error) { <text:s text:c="3"/>if arg == 42 { <text:s text:c="7"/>return -1, &amp;argError{arg, "can't work with it"} <text:s text:c="3"/>} <text:s text:c="3"/>return arg + 3, nil}</text:p>
          </table:table-cell>
          <table:table-cell table:style-name="ce52"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3">  "os"</text:span></text:p>
            <text:p>)</text:p>
            <text:p/>
            <text:p><text:span text:style-name="T1">func</text:span> main() {</text:p>
            <text:p>  f, _ := os.Open(<text:span text:style-name="T13">"defer.py"</text:span>)</text:p>
            <text:p>  <text:span text:style-name="T3">defer</text:span> f.Close()</text:p>
            <text:p><text:span text:style-name="T43">  // теперь вы можете читать из f</text:span></text:p>
            <text:p><text:span text:style-name="T43">  // он будет закрыт в конце программы</text:span></text:p>
            <text:p>}</text:p>
          </table:table-cell>
          <table:table-cell table:style-name="ce52"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anic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63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63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63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63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>
            <text:p>recover</text:p>
          </table:table-cell>
          <table:table-cell table:style-name="ce31"/>
          <table:table-cell table:number-columns-repeated="1022"/>
        </table:table-row>
        <table:table-row table:style-name="ro3">
          <table:table-cell table:style-name="ce63" office:value-type="string" calcext:value-type="string">
            <text:p>    <text:span text:style-name="T3">defer</text:span> <text:span text:style-name="T1">func</text:span>() {</text:p>
            <text:p>        <text:span text:style-name="T1">if</text:span> r := recover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63"/>
          <table:table-cell table:number-columns-repeated="1022"/>
        </table:table-row>
        <table:table-row table:style-name="ro1" table:number-rows-repeated="29">
          <table:table-cell table:style-name="ce63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38">    fmt.Println(</text:span><text:span text:style-name="T66">"writing"</text:span><text:span text:style-name="T38">)</text:span></text:p>
            <text:p><text:span text:style-name="T38">    fmt.Fprintln(f, </text:span><text:span text:style-name="T66">"data"</text:span><text:span text:style-name="T38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38">    fmt.Println(</text:span><text:span text:style-name="T66">"closing"</text:span><text:span text:style-name="T38">)</text:span></text:p>
            <text:p><text:span text:style-name="T9">    err := f.Close()</text:span></text:p>
            <text:p><text:span text:style-name="T38">    </text:span><text:span text:style-name="T57">if </text:span><text:span text:style-name="T38">err != nil {</text:span></text:p>
            <text:p><text:span text:style-name="T38">        fmt.Fprintf(os.Stderr, </text:span><text:span text:style-name="T66">"error: %v\n"</text:span><text:span text:style-name="T38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50">// Блокирует мьютекс</text:span></text:p>
            <text:p><text:span text:style-name="T77">defer</text:span><text:span text:style-name="T48"> mu.Unlock() </text:span><text:span text:style-name="T78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8">    </text:span><text:span text:style-name="T57">var</text:span><text:span text:style-name="T38"> state = make(map[int]int)</text:span></text:p>
            <text:p><text:span text:style-name="T38">    </text:span><text:span text:style-name="T57">var</text:span><text:span text:style-name="T38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20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43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8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5">с описанием вложенности уровней </text:span></text:p>
            <text:p/>
            <text:p/>
            <text:p><text:span text:style-name="T33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" table:style-name="ta9">
        <table:table-column table:style-name="co16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42" office:value-type="string" calcext:value-type="string">
            <text:p>math</text:p>
          </table:table-cell>
          <table:table-cell table:style-name="ce42"/>
          <table:table-cell table:number-columns-repeated="1022"/>
        </table:table-row>
        <table:table-row table:style-name="ro8">
          <table:table-cell table:style-name="ce63" office:value-type="string" calcext:value-type="string">
            <text:p>quotient := divisible / divisor</text:p>
            <text:p>remainder := divisible % divisor</text:p>
          </table:table-cell>
          <table:table-cell table:style-name="ce63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39">
          <table:table-cell table:style-name="ce63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 style:data-style-name="N2" text:time-value="11:37:30.2662135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28T12:07:16.351604305</dc:date>
    <meta:editing-duration>P2DT19H56M14S</meta:editing-duration>
    <meta:editing-cycles>974</meta:editing-cycles>
    <meta:document-statistic meta:table-count="13" meta:cell-count="484" meta:object-count="0"/>
  </office:meta>
</office:document-meta>
</file>